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94e" officeooo:paragraph-rsid="0010494e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0494e" officeooo:paragraph-rsid="0010494e"/>
    </style:style>
    <style:style style:name="P3" style:family="paragraph" style:parent-style-name="Standard">
      <style:text-properties fo:font-variant="normal" fo:text-transform="none" fo:color="#2a6099" style:font-name="Roboto" fo:font-size="9.75pt" fo:letter-spacing="normal" fo:font-style="normal" fo:font-weight="bold" officeooo:rsid="0010494e" officeooo:paragraph-rsid="0010494e" style:font-weight-asian="bold" style:font-weight-complex="bold"/>
    </style:style>
    <style:style style:name="P4" style:family="paragraph" style:parent-style-name="Standard">
      <style:text-properties officeooo:rsid="00120130" officeooo:paragraph-rsid="00120130"/>
    </style:style>
    <style:style style:name="P5" style:family="paragraph" style:parent-style-name="Standard">
      <style:text-properties officeooo:rsid="0014aae3" officeooo:paragraph-rsid="0014aae3"/>
    </style:style>
    <style:style style:name="P6" style:family="paragraph" style:parent-style-name="Standard">
      <style:text-properties officeooo:rsid="0014aae3" officeooo:paragraph-rsid="00165ffa"/>
    </style:style>
    <style:style style:name="P7" style:family="paragraph" style:parent-style-name="Standard">
      <style:text-properties officeooo:rsid="00182326" officeooo:paragraph-rsid="00182326"/>
    </style:style>
    <style:style style:name="P8" style:family="paragraph" style:parent-style-name="Standard">
      <style:text-properties fo:font-weight="bold" officeooo:rsid="00182326" officeooo:paragraph-rsid="00182326" style:font-weight-asian="bold" style:font-weight-complex="bold"/>
    </style:style>
    <style:style style:name="P9" style:family="paragraph" style:parent-style-name="Standard">
      <style:text-properties fo:font-weight="bold" officeooo:rsid="001968bf" officeooo:paragraph-rsid="001968bf" style:font-weight-asian="bold" style:font-weight-complex="bold"/>
    </style:style>
    <style:style style:name="P10" style:family="paragraph" style:parent-style-name="Standard">
      <style:text-properties fo:font-weight="bold" officeooo:rsid="001e34c0" officeooo:paragraph-rsid="001e34c0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1f312f" officeooo:paragraph-rsid="001f312f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1211f" officeooo:paragraph-rsid="0021211f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220319" officeooo:paragraph-rsid="00220319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23cc35" officeooo:paragraph-rsid="0023cc35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2402cd" officeooo:paragraph-rsid="002402cd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29039e" officeooo:paragraph-rsid="0029039e" fo:background-color="transparent" style:font-weight-asian="bold" style:font-weight-complex="bold"/>
    </style:style>
    <style:style style:name="P17" style:family="paragraph" style:parent-style-name="Standard">
      <style:text-properties fo:font-weight="normal" officeooo:rsid="00182326" officeooo:paragraph-rsid="00182326" style:font-weight-asian="normal" style:font-weight-complex="normal"/>
    </style:style>
    <style:style style:name="P18" style:family="paragraph" style:parent-style-name="Standard">
      <style:text-properties fo:font-weight="normal" officeooo:rsid="001968bf" officeooo:paragraph-rsid="001968bf" style:font-weight-asian="normal" style:font-weight-complex="normal"/>
    </style:style>
    <style:style style:name="P19" style:family="paragraph" style:parent-style-name="Standard">
      <style:text-properties fo:font-weight="normal" officeooo:rsid="001c7ea1" officeooo:paragraph-rsid="001c7ea1" style:font-weight-asian="normal" style:font-weight-complex="normal"/>
    </style:style>
    <style:style style:name="P20" style:family="paragraph" style:parent-style-name="Standard">
      <style:text-properties fo:font-weight="normal" officeooo:rsid="001c7ea1" officeooo:paragraph-rsid="001c7ea1" fo:background-color="#ffff00" style:font-weight-asian="normal" style:font-weight-complex="normal"/>
    </style:style>
    <style:style style:name="P21" style:family="paragraph" style:parent-style-name="Standard">
      <style:text-properties fo:font-weight="normal" officeooo:rsid="001c949d" officeooo:paragraph-rsid="001c949d" fo:background-color="#ffff00" style:font-weight-asian="normal" style:font-weight-complex="normal"/>
    </style:style>
    <style:style style:name="P22" style:family="paragraph" style:parent-style-name="Standard">
      <style:text-properties fo:font-weight="normal" officeooo:rsid="001f312f" officeooo:paragraph-rsid="001f312f" fo:background-color="#ffff00" style:font-weight-asian="normal" style:font-weight-complex="normal"/>
    </style:style>
    <style:style style:name="P23" style:family="paragraph" style:parent-style-name="Standard">
      <style:text-properties fo:font-weight="normal" officeooo:rsid="001e34c0" officeooo:paragraph-rsid="001e34c0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1f312f" officeooo:paragraph-rsid="001f312f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21211f" officeooo:paragraph-rsid="0021211f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216dc3" officeooo:paragraph-rsid="00216dc3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23cc35" officeooo:paragraph-rsid="0023cc35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2402cd" officeooo:paragraph-rsid="002402cd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2402cd" officeooo:paragraph-rsid="00257107" fo:background-color="transparent" style:font-weight-asian="normal" style:font-weight-complex="normal"/>
    </style:style>
    <style:style style:name="P30" style:family="paragraph" style:parent-style-name="Standard">
      <style:text-properties fo:font-weight="normal" officeooo:rsid="002402cd" officeooo:paragraph-rsid="00275bfd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275bfd" officeooo:paragraph-rsid="00275bfd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ffa" style:font-weight-asian="bold" style:font-weight-complex="bold"/>
    </style:style>
    <style:style style:name="T3" style:family="text">
      <style:text-properties fo:font-weight="bold" officeooo:rsid="00257107" style:font-weight-asian="bold" style:font-weight-complex="bold"/>
    </style:style>
    <style:style style:name="T4" style:family="text">
      <style:text-properties fo:font-weight="bold" officeooo:rsid="00275bfd" style:font-weight-asian="bold" style:font-weight-complex="bold"/>
    </style:style>
    <style:style style:name="T5" style:family="text">
      <style:text-properties officeooo:rsid="0018232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c949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16dc3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16dc3" fo:background-color="#ffff00" loext:char-shading-value="0"/>
    </style:style>
    <style:style style:name="T12" style:family="text">
      <style:text-properties officeooo:rsid="00257107"/>
    </style:style>
    <style:style style:name="T13" style:family="text">
      <style:text-properties officeooo:rsid="00275b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y administracion de bases de datos </text:p>
      <text:p text:style-name="P1"/>
      <text:p text:style-name="P1">Clase 1 – 17/03/2021 </text:p>
      <text:p text:style-name="P1"/>
      <text:p text:style-name="P1">-Profesor: Alejandro Manzanares</text:p>
      <text:p text:style-name="P1"/>
      <text:p text:style-name="P3">Buenas tardes.Quienes estén interesados en formar parte de un grupo de estudio por whatsapp por favor que me envie un mensaje son su nombre al 15 6877-5745</text:p>
      <text:p text:style-name="P2"/>
      <text:p text:style-name="P1">-Clase 9 – Primer parcial </text:p>
      <text:p text:style-name="P1">-Clase 15 – Segundo parcial</text:p>
      <text:p text:style-name="P1">No se promociona – si o si se va a final </text:p>
      <text:p text:style-name="P1"/>
      <text:p text:style-name="P4"><text:span text:style-name="T1">DBA</text:span> – Administracion de Base de Datos </text:p>
      <text:p text:style-name="P4"><text:tab/>Seguridad</text:p>
      <text:p text:style-name="P4"><text:tab/>Mantenimiento</text:p>
      <text:p text:style-name="P4"><text:tab/>Respaldo y Restauracion</text:p>
      <text:p text:style-name="P5"><text:span text:style-name="T1">BI </text:span>– Bussness Inteligent – es un proceso para poder realizar reportes obteniendo datos de una base de datos, hay muchas herramientas que facilitan esto y permiten hacerlo de forma propfesional, Power BI es una de ellas.</text:p>
      <text:p text:style-name="P6"><text:span text:style-name="T1">Data Sci</text:span><text:span text:style-name="T2">enc</text:span><text:span text:style-name="T1">e </text:span>– a partir de los datos se toman desiciones a futuro.</text:p>
      <text:p text:style-name="P6"><text:span text:style-name="T2">Base de Datos</text:span></text:p>
      <text:p text:style-name="P6"><text:s/><text:span text:style-name="T5">Concurrencia</text:span></text:p>
      <text:p text:style-name="P7">Accesibilidad</text:p>
      <text:p text:style-name="P7">Integridad</text:p>
      <text:p text:style-name="P7">Seguridad</text:p>
      <text:p text:style-name="P7">Capacidad </text:p>
      <text:p text:style-name="P8">Motores de Bases de Datos</text:p>
      <text:p text:style-name="P17">Software para manipular los datos</text:p>
      <text:p text:style-name="P18">MySQL</text:p>
      <text:p text:style-name="P18">Oracle</text:p>
      <text:p text:style-name="P18">PostgreSQL</text:p>
      <text:p text:style-name="P18">SQLite</text:p>
      <text:p text:style-name="P18">SQLServer</text:p>
      <text:p text:style-name="P9">Repositorio de Datos</text:p>
      <text:p text:style-name="P18">Servidor, espacio fisico don de se guardan los datos</text:p>
      <text:p text:style-name="P19"><text:span text:style-name="T1">Enfoque de una Base de Datos</text:span></text:p>
      <text:p text:style-name="P19">SQL es un lenguaje estandard y funciona con todos lo motores de bases de datos.</text:p>
      <text:p text:style-name="P19"><text:span text:style-name="T1">Modelo Cliente Servidor</text:span> </text:p>
      <text:p text:style-name="P20">Cliente → juega un papel activo, <text:span text:style-name="T7">son las aplicaciones</text:span></text:p>
      <text:p text:style-name="P20">Servidor → juega un papel pasivo, <text:span text:style-name="T7">son los servidores</text:span></text:p>
      <text:p text:style-name="P10">Bases de Datos No Relacionales </text:p>
      <text:p text:style-name="P23">Estas guardan la informacion en archivos</text:p>
      <text:p text:style-name="P10">Base de Datos Relacionales</text:p>
      <text:p text:style-name="P23">Estas guardan la informacion en tablas, filas y columnas</text:p>
      <text:p text:style-name="P11">MySQLServer</text:p>
      <text:p text:style-name="P22">Instalar la version developer</text:p>
      <text:p text:style-name="P24">Utilizaremos una base de datos llamada AdventureWorks que es una base de datos de prueba </text:p>
      <text:p text:style-name="P22">Debemos instalar esta base y baja rel Backup que sea OLP del año que sea el SQLSERVER</text:p>
      <text:p text:style-name="P12">Herramientas SQL SERVER</text:p>
      <text:p text:style-name="P12"><text:span text:style-name="T6">ver si se puede usar en Linux</text:span></text:p>
      <text:p text:style-name="P12"><text:span text:style-name="T6">SQL Profiler</text:span> </text:p>
      <text:p text:style-name="P25">Database Engine Tunning Advisor</text:p>
      <text:p text:style-name="P25"><text:soft-page-break/>Sqlcmd.exe y Osql.exe (Utilities) → NO</text:p>
      <text:p text:style-name="P25">Reporting Services en SSDT</text:p>
      <text:p text:style-name="P25">Wizard para importar y exportar</text:p>
      <text:p text:style-name="P25"><text:span text:style-name="T10">SQL Server Managment Studio → la mas import</text:span><text:span text:style-name="T11">ante es este, ver si se puede usar en Linux</text:span><text:span text:style-name="T9"> </text:span></text:p>
      <text:p text:style-name="P13">Servidor-Instancia</text:p>
      <text:p text:style-name="P14">Archivos</text:p>
      <text:p text:style-name="P27">.MDF → archivo principal de datos</text:p>
      <text:p text:style-name="P27">.NDF → archivo de disribucion de datos, puedo particionar la base</text:p>
      <text:p text:style-name="P27">.LDF → archivos de log, guardan los cambios que se realizaron en la base</text:p>
      <text:p text:style-name="P15">Filegroups</text:p>
      <text:p text:style-name="P28">Esto es para tener una mejor administracion de mis datos, agrupa archivos </text:p>
      <text:p text:style-name="P28">Nos permite distribuir la informacion en varios archivos.</text:p>
      <text:p text:style-name="P15">Schema</text:p>
      <text:p text:style-name="P28">Son agrupadores de objetos o tablas, podemos agrupar todas las tablas que pertenecen a ventas, todas las que pertenecen produccion, sirve para dar acceso a determinados grupos a cada schema difrente.</text:p>
      <text:p text:style-name="P29"><text:span text:style-name="T3">Tablas</text:span></text:p>
      <text:p text:style-name="P30"><text:span text:style-name="T12">Guardan informacion de un objeto particular, Clientes, Proveedores, etc, y pueden relacionarse entre si, estan compuestas por filas(registros) y columnas(campos)</text:span></text:p>
      <text:p text:style-name="P30"><text:span text:style-name="T4">Columnas</text:span> </text:p>
      <text:p text:style-name="P31">Deben tener un tipo de dato asociado que guarde relacion con lo que se almacena, por ejemplo el campo edad debe almacenar un dato de tipo entero</text:p>
      <text:p text:style-name="P16">Tipos de dato</text:p>
      <text:p text:style-name="P16"/>
      <text:p text:style-name="P26"/>
      <text:p text:style-name="P25"/>
      <text:p text:style-name="P24"/>
      <text:p text:style-name="P24"/>
      <text:p text:style-name="P21"><text:span text:style-name="T8"/></text:p>
      <text:p text:style-name="P1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01:13.090611006</meta:creation-date>
    <dc:date>2021-03-17T22:00:25.158772079</dc:date>
    <meta:editing-duration>PT43M5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64" meta:word-count="440" meta:character-count="2704" meta:non-whitespace-character-count="2303"/>
  </office:meta>
</office:document-meta>
</file>